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e0b6"/>
    </style:style>
    <style:style style:name="P2" style:family="paragraph" style:parent-style-name="Standard">
      <style:text-properties officeooo:paragraph-rsid="00047bf7"/>
    </style:style>
    <style:style style:name="P3" style:family="paragraph" style:parent-style-name="Standard">
      <style:text-properties officeooo:paragraph-rsid="0005af25"/>
    </style:style>
    <style:style style:name="P4" style:family="paragraph" style:parent-style-name="Standard">
      <style:text-properties officeooo:paragraph-rsid="0005af25"/>
    </style:style>
    <style:style style:name="P5" style:family="paragraph" style:parent-style-name="Standard">
      <style:text-properties fo:font-weight="bold" officeooo:paragraph-rsid="0005af25" style:font-weight-asian="bold" style:font-weight-complex="bold"/>
    </style:style>
    <style:style style:name="P6" style:family="paragraph" style:parent-style-name="Standard">
      <style:text-properties fo:font-weight="bold" officeooo:paragraph-rsid="0005c69d" style:font-weight-asian="bold" style:font-weight-complex="bold"/>
    </style:style>
    <style:style style:name="P7" style:family="paragraph" style:parent-style-name="Standard">
      <style:text-properties fo:font-weight="normal" officeooo:paragraph-rsid="0005c69d" style:font-weight-asian="normal" style:font-weight-complex="normal"/>
    </style:style>
    <style:style style:name="T1" style:family="text">
      <style:text-properties officeooo:rsid="0005af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нтекст: Год 3077. Приложение для кибер-апгрейда тела. Технологии замены органов и переноса сознания для пожилых и инвалидов. Цель — улучшение качества жизни через доступные импланты/тела.</text:p>
      <text:p text:style-name="P2">Стиль: Футуризм + доступность. Чистые линии, неоновые акценты (синий/фиолет), голограммы. Акцент на контрасте между хрупкостью человеческого тела и блеском имплантов.</text:p>
      <text:p text:style-name="P2"/>
      <text:p text:style-name="P2"/>
      <text:p text:style-name="P2">Контекст: Год 3077. Приложение для кибер-апгрейда тела. Технологии замены тела и переноса сознания для пожилых и инвалидов. Цель — улучшение качества жизни через доступные новые модели тел человека.</text:p>
      <text:p text:style-name="P2">Стиль: Футуризм + доступность. Чистые линии, неоновые акценты (синий/фиолет), голограммы. Акцент на контрасте между хрупкостью человеческого тела и блеском имплантов. Нарисуй женское тело в этом стиле.</text:p>
      <text:p text:style-name="P2"/>
      <text:p text:style-name="P2">женские; мужские; инопланетные; да хоть анимешные (*</text:p>
      <text:p text:style-name="P2">^ ω ^); спортивные и не очень; варьироваться по</text:p>
      <text:p text:style-name="P2">здоровью органов.</text:p>
      <text:p text:style-name="P2"/>
      <text:p text:style-name="P2"><text:span text:style-name="T1">Change this photo with f</text:span>uturistic yet inclusive design, blending sleek tech, neon hues holograms evoke advanced innovation, clean lines, ensure usability</text:p>
      <text:p text:style-name="P2"/>
      <text:p text:style-name="P3">Сделай из этого фото мужчины аватарку для мобильного приложения будущего. Контекста: год 3077. Приложение для кибер-апгрейда тела. Технологии замены органов и переноса сознания для пожилых и инвалидов. Цель — улучшение качества жизни через доступные импланты/тела.</text:p>
      <text:p text:style-name="P3">Стиль: Футуризм + доступность. Чистые линии, неоновые акценты (синий и фиолет), яркие голограммы. Акцент на контрасте между хрупкостью человеческого тела и блеском имплантов.</text:p>
      <text:p text:style-name="P3"/>
      <text:p text:style-name="P5">Дай подробное описание того, что изображено на картинке - описание и подробные характеристики вид, рост, вес, пол, цвет кожи или шерсти. Дай название этому объекту.</text:p>
      <text:p text:style-name="P3"/>
      <text:p text:style-name="P3">-----</text:p>
      <text:p text:style-name="P3">На изображении представлен футуристический персонаж, который выглядит как собака в космическом снаряжении. Вот подробное описание:</text:p>
      <text:p text:style-name="P3"/>
      <text:p text:style-name="P3">### Описание:</text:p>
      <text:p text:style-name="P3">- **Вид**: Собака, вероятно, французский бульдог, судя по характерным чертам лица и ушам.</text:p>
      <text:p text:style-name="P3">- **Рост**: Невозможно точно определить из-за космического костюма, но, вероятно, средний для породы (около 25-30 см в холке).</text:p>
      <text:p text:style-name="P3">- **Вес**: Средний для породы (около 10-15 кг), но костюм может добавлять дополнительный вес.</text:p>
      <text:p text:style-name="P3">- **Пол**: Невозможно определить по изображению.</text:p>
      <text:p text:style-name="P3">- **Цвет шерсти**: Белый с черными пятнами, особенно вокруг глаз и носа.</text:p>
      <text:p text:style-name="P3"/>
      <text:p text:style-name="P3">### Характеристики:</text:p>
      <text:p text:style-name="P3">- **Космический костюм**: Собака одета в футуристический костюм с элементами неоновой подсветки. Костюм включает шлем с прозрачным забралом, защитные очки и различные технические детали.</text:p>
      <text:p text:style-name="P3"><text:soft-page-break/>- **Очки**: Собака носит темные очки, которые добавляют ей стильный и футуристический вид.</text:p>
      <text:p text:style-name="P3">- **Фон**: Фон изображения напоминает космическую или кибернетическую среду с яркими неоновыми огнями и цифровыми элементами.</text:p>
      <text:p text:style-name="P3"/>
      <text:p text:style-name="P3">### Название:</text:p>
      <text:p text:style-name="P3">Этот персонаж можно назвать **"Космический Бульдог"** или **"Кибер-Пес"**, подчеркивая его футуристический и космический образ.</text:p>
      <text:p text:style-name="P3">----</text:p>
      <text:p text:style-name="P3">На изображении представлен футуристический персонаж, который выглядит как кошка в кибернетическом снаряжении. Вот подробное описание:</text:p>
      <text:p text:style-name="P3"/>
      <text:p text:style-name="P3">### Описание:</text:p>
      <text:p text:style-name="P3">- **Вид**: Кошка, вероятно, домашняя короткошерстная, судя по внешнему виду.</text:p>
      <text:p text:style-name="P3">- **Рост**: Невозможно точно определить из-за костюма, но, вероятно, средний для породы (около 25-30 см в холке).</text:p>
      <text:p text:style-name="P3">- **Вес**: Средний для породы (около 3-5 кг), но костюм может добавлять дополнительный вес.</text:p>
      <text:p text:style-name="P3">- **Пол**: Невозможно определить по изображению.</text:p>
      <text:p text:style-name="P3">- **Цвет шерсти**: Серый с черными и коричневыми полосами, характерными для тигровой окраски.</text:p>
      <text:p text:style-name="P3"/>
      <text:p text:style-name="P3">### Характеристики:</text:p>
      <text:p text:style-name="P3">- **Кибернетический костюм**: Кошка одета в футуристический костюм с элементами неоновой подсветки. Костюм включает шлем с прозрачным забралом, наушники и различные технические детали.</text:p>
      <text:p text:style-name="P3">- **Наушники**: Кошка носит наушники, которые добавляют ей стильный и футуристический вид.</text:p>
      <text:p text:style-name="P3">- **Фон**: Фон изображения напоминает кибернетическую среду с яркими неоновыми огнями и цифровыми элементами.</text:p>
      <text:p text:style-name="P3"/>
      <text:p text:style-name="P3">### Название:</text:p>
      <text:p text:style-name="P3">Этот персонаж можно назвать **"Кибер-Кошка"** или **"Неоновая Кошка"**, подчеркивая его футуристический и кибернетический образ.</text:p>
      <text:p text:style-name="P3">-----</text:p>
      <text:p text:style-name="P3">На изображении представлен футуристический персонаж, который выглядит как андроид или киборг с женскими чертами. Вот подробное описание:</text:p>
      <text:p text:style-name="P3"/>
      <text:p text:style-name="P3">### Описание:</text:p>
      <text:p text:style-name="P3">- **Вид**: Андроид или киборг с человекоподобными чертами.</text:p>
      <text:p text:style-name="P3">- **Рост**: Невозможно точно определить, но, судя по пропорциям, средний человеческий рост (около 160-180 см).</text:p>
      <text:p text:style-name="P3">- **Вес**: Невозможно точно определить из-за кибернетических компонентов, но, вероятно, выше среднего для человека из-за металлических частей.</text:p>
      <text:p text:style-name="P3">- **Пол**: Женский, судя по внешним чертам.</text:p>
      <text:p text:style-name="P3">- **Цвет кожи**: Светло-зеленый с металлическим оттенком, характерный для киборгов или андроидов.</text:p>
      <text:p text:style-name="P3"/>
      <text:p text:style-name="P3">### Характеристики:</text:p>
      <text:p text:style-name="P3">- **Кибернетические элементы**: Персонаж имеет множество кибернетических улучшений, включая металлические пластины на голове, шее и плечах.</text:p>
      <text:p text:style-name="P3"><text:soft-page-break/>- **Голова**: Голова имеет уникальную форму с вытянутым затылком и металлическими деталями, напоминающими шлем.</text:p>
      <text:p text:style-name="P3">- **Глаза**: Глаза светятся фиолетовым светом, что добавляет футуристический вид.</text:p>
      <text:p text:style-name="P3">- **Фон**: Фон изображения напоминает кибернетическую среду с яркими неоновыми огнями и цифровыми элементами.</text:p>
      <text:p text:style-name="P3"/>
      <text:p text:style-name="P3">### Название:</text:p>
      <text:p text:style-name="P3">Этот персонаж можно назвать **"Кибер-Андроид"** или **"Неоновая Женщина-Киборг"**, подчеркивая его футуристический и кибернетический образ.</text:p>
      <text:p text:style-name="P3">----</text:p>
      <text:p text:style-name="P3">На изображении представлен футуристический персонаж, который выглядит как маленький инопланетянин или робот с мультяшными чертами. Вот подробное описание:</text:p>
      <text:p text:style-name="P3"/>
      <text:p text:style-name="P3">### Описание:</text:p>
      <text:p text:style-name="P3">- **Вид**: Инопланетянин или робот с мультяшными чертами.</text:p>
      <text:p text:style-name="P3">- **Рост**: Небольшой, вероятно, около 50-70 см, судя по пропорциям.</text:p>
      <text:p text:style-name="P3">- **Вес**: Невозможно точно определить, но, вероятно, легкий из-за небольшого размера.</text:p>
      <text:p text:style-name="P3">- **Пол**: Неопределенный, мультяшный стиль не позволяет точно определить пол.</text:p>
      <text:p text:style-name="P3">- **Цвет кожи**: Светло-голубой с металлическим оттенком.</text:p>
      <text:p text:style-name="P3"/>
      <text:p text:style-name="P3">### Характеристики:</text:p>
      <text:p text:style-name="P3">- **Голова**: Большая круглая голова с большими глазами, что придает персонажу милый и дружелюбный вид.</text:p>
      <text:p text:style-name="P3">- **Глаза**: Большие круглые глаза с яркими желтыми зрачками и черными ободками.</text:p>
      <text:p text:style-name="P3">- **Костюм**: Персонаж одет в футуристический костюм с металлическими элементами и неоновыми деталями.</text:p>
      <text:p text:style-name="P3">- **Фон**: Фон изображения напоминает кибернетическую среду с яркими неоновыми огнями и цифровыми элементами.</text:p>
      <text:p text:style-name="P3"/>
      <text:p text:style-name="P3">### Название:</text:p>
      <text:p text:style-name="P3">Этот персонаж можно назвать **"Неоновый Инопланетянин"** или **"Маленький Кибер-Робот"**, подчеркивая его футуристический и мультяшный образ.</text:p>
      <text:p text:style-name="P3">-----</text:p>
      <text:p text:style-name="P3">На изображении представлен футуристический персонаж, который выглядит как киберпанковый воин или наемник. Вот подробное описание:</text:p>
      <text:p text:style-name="P3"/>
      <text:p text:style-name="P3">### Описание:</text:p>
      <text:p text:style-name="P3">- **Вид**: Человек с кибернетическими улучшениями.</text:p>
      <text:p text:style-name="P3">- **Рост**: Средний человеческий рост (около 170-190 см), судя по пропорциям.</text:p>
      <text:p text:style-name="P3">- **Вес**: Мускулистый, вероятно, средний или выше среднего из-за мускулатуры и кибернетических улучшений.</text:p>
      <text:p text:style-name="P3">- **Пол**: Мужской.</text:p>
      <text:p text:style-name="P3">- **Цвет кожи**: Светлый, с татуировками и кибернетическими элементами.</text:p>
      <text:p text:style-name="P3"/>
      <text:p text:style-name="P3">### Характеристики:</text:p>
      <text:p text:style-name="P3">- **Волосы**: Розовые волосы с короткой стрижкой на одной стороне головы.</text:p>
      <text:p text:style-name="P3">- **Татуировки**: Множество татуировок на голове и теле, включая сложные узоры и символы.</text:p>
      <text:p text:style-name="P3">- **Одежда**: Носит черную кожаную куртку с неоновыми деталями и футуристическим дизайном. Под курткой белая футболка с логотипом.</text:p>
      <text:p text:style-name="P3">- **Кибернетические элементы**: На плече виден крупный кибернетический имплантат с неоновыми линиями.</text:p>
      <text:p text:style-name="P3"><text:soft-page-break/>- **Фон**: Фон изображения напоминает кибернетическую среду с яркими неоновыми огнями и цифровыми элементами.</text:p>
      <text:p text:style-name="P3"/>
      <text:p text:style-name="P3">### Название:</text:p>
      <text:p text:style-name="P3">Этот персонаж можно назвать **"Киберпанковый Воин"** или **"Неоновый Наемник"**, подчеркивая его футуристический и боевой образ.</text:p>
      <text:p text:style-name="P3">-------</text:p>
      <text:p text:style-name="P3">На изображении представлен футуристический персонаж, который выглядит как киберпанковая женщина-воин или агент. Вот подробное описание:</text:p>
      <text:p text:style-name="P3"/>
      <text:p text:style-name="P3">### Описание:</text:p>
      <text:p text:style-name="P3">- **Вид**: Человек с кибернетическими улучшениями.</text:p>
      <text:p text:style-name="P3">- **Рост**: Средний человеческий рост (около 160-180 см), судя по пропорциям.</text:p>
      <text:p text:style-name="P3">- **Вес**: Средний, вероятно, из-за кибернетических улучшений и экипировки.</text:p>
      <text:p text:style-name="P3">- **Пол**: Женский.</text:p>
      <text:p text:style-name="P3">- **Цвет кожи**: Светлый, с элементами кибернетических имплантатов.</text:p>
      <text:p text:style-name="P3"/>
      <text:p text:style-name="P3">### Характеристики:</text:p>
      <text:p text:style-name="P3">- **Волосы**: Светлые волосы, собранные в высокий хвост, с розовыми прядями.</text:p>
      <text:p text:style-name="P3">- **Кибернетические элементы**: На голове виден кибернетический имплантат, а на теле присутствуют различные технологические улучшения.</text:p>
      <text:p text:style-name="P3">- **Одежда**: Носит облегающий футуристический костюм с неоновыми деталями и световыми элементами, подчеркивающими ее силуэт.</text:p>
      <text:p text:style-name="P3">- **Украшения**: На ухе виден футуристический наушник или украшение.</text:p>
      <text:p text:style-name="P3">- **Фон**: Фон изображения напоминает кибернетическую среду с яркими неоновыми огнями и цифровыми элементами.</text:p>
      <text:p text:style-name="P3"/>
      <text:p text:style-name="P3">### Название:</text:p>
      <text:p text:style-name="P3">Этот персонаж можно назвать **"Киберпанковая Воительница"** или **"Неоновая Агент"**, подчеркивая ее футуристический и боевой образ.</text:p>
      <text:p text:style-name="P3">----</text:p>
      <text:p text:style-name="P6">Дай подробное описание того, что изображено на картинке – это <text:s/>кибер-имплант, нужно описание органа или части тела и подробные характеристик что улучшает, размеры, версия. Дай название этому объекту и придумай название модели.</text:p>
      <text:p text:style-name="P6"/>
      <text:p text:style-name="P6">-------</text:p>
      <text:p text:style-name="P7">На изображении представлен футуристический кибер-имплант, который выглядит как улучшенный человеческий мозг с технологическими элементами. Вот подробное описание:</text:p>
      <text:p text:style-name="P7"/>
      <text:p text:style-name="P7">### Описание:</text:p>
      <text:p text:style-name="P7">- **Орган/Часть тела**: Мозг.</text:p>
      <text:p text:style-name="P7">- **Улучшения**:</text:p>
      <text:p text:style-name="P7"><text:s text:c="2"/>- **Когнитивные способности**: Вероятно, улучшает память, скорость обработки информации и аналитические способности.</text:p>
      <text:p text:style-name="P7"><text:s text:c="2"/>- **Связь**: Возможно, обеспечивает прямую нейронную связь с цифровыми устройствами или сетями.</text:p>
      <text:p text:style-name="P7"><text:s text:c="2"/>- **Сенсорные функции**: Может улучшать восприятие через дополнительные сенсоры или интерфейсы.</text:p>
      <text:p text:style-name="P7">- **Размеры**: Виртуальные, так как изображение является художественным, но предполагается, что имплант интегрирован в стандартные размеры человеческого мозга.</text:p>
      <text:p text:style-name="P7">- **Версия**: На изображении нет конкретной информации о версии, но можно предположить, что это передовая модель с множеством технологических улучшений.</text:p>
      <text:p text:style-name="P7"><text:soft-page-break/></text:p>
      <text:p text:style-name="P7">### Характеристики:</text:p>
      <text:p text:style-name="P7">- **Цветовая гамма**: Используются неоновые оттенки синего и фиолетового, подчеркивающие футуристический дизайн.</text:p>
      <text:p text:style-name="P7">- **Технологические элементы**: На изображении видны цифровые схемы и линии, символизирующие интеграцию технологий в биологическую структуру.</text:p>
      <text:p text:style-name="P7">- **Фон**: Темный фон, который подчеркивает яркость и сложность импланта.</text:p>
      <text:p text:style-name="P7"/>
      <text:p text:style-name="P7">### Название объекта:</text:p>
      <text:p text:style-name="P7">Этот объект можно назвать **"НейроЦифровой Мозг"**.</text:p>
      <text:p text:style-name="P7"/>
      <text:p text:style-name="P7">### Название модели:</text:p>
      <text:p text:style-name="P7">Модель можно назвать **"NeuroLink Omega"**, подчеркивая ее передовые технологии и возможности.</text:p>
      <text:p text:style-name="P7">-----</text:p>
      <text:p text:style-name="P7">На изображении представлен футуристический кибер-имплант, который выглядит как улучшенное человеческое сердце с технологическими элементами. Вот подробное описание:</text:p>
      <text:p text:style-name="P7"/>
      <text:p text:style-name="P7">### Описание:</text:p>
      <text:p text:style-name="P7">- **Орган/Часть тела**: Сердце.</text:p>
      <text:p text:style-name="P7">- **Улучшения**:</text:p>
      <text:p text:style-name="P7"><text:s text:c="2"/>- **Кардиоваскулярная функция**: Вероятно, улучшает кровообращение и эффективность работы сердца.</text:p>
      <text:p text:style-name="P7"><text:s text:c="2"/>- **Мониторинг здоровья**: Может включать встроенные сенсоры для постоянного мониторинга состояния здоровья.</text:p>
      <text:p text:style-name="P7"><text:s text:c="2"/>- **Энергетическая эффективность**: Возможно, использует передовые технологии для оптимизации энергопотребления.</text:p>
      <text:p text:style-name="P7">- **Размеры**: Виртуальные, так как изображение является художественным, но предполагается, что имплант интегрирован в стандартные размеры человеческого сердца.</text:p>
      <text:p text:style-name="P7">- **Версия**: На изображении нет конкретной информации о версии, но можно предположить, что это передовая модель с множеством технологических улучшений.</text:p>
      <text:p text:style-name="P7"/>
      <text:p text:style-name="P7">### Характеристики:</text:p>
      <text:p text:style-name="P7">- **Цветовая гамма**: Используются неоновые оттенки синего и фиолетового, подчеркивающие футуристический дизайн.</text:p>
      <text:p text:style-name="P7">- **Технологические элементы**: На изображении видны цифровые схемы и линии, символизирующие интеграцию технологий в биологическую структуру.</text:p>
      <text:p text:style-name="P7">- **Фон**: Темный фон, который подчеркивает яркость и сложность импланта.</text:p>
      <text:p text:style-name="P7"/>
      <text:p text:style-name="P7">### Название объекта:</text:p>
      <text:p text:style-name="P7">Этот объект можно назвать **"Кибер-Сердце"**.</text:p>
      <text:p text:style-name="P7"/>
      <text:p text:style-name="P7">### Название модели:</text:p>
      <text:p text:style-name="P7">Модель можно назвать **"CardioTech Pulse"**, подчеркивая ее передовые технологии и возможности для улучшения сердечной функции.</text:p>
      <text:p text:style-name="P7">------</text:p>
      <text:p text:style-name="P7">На изображении представлен футуристический кибер-имплант, который выглядит как улучшенная кибернетическая нога. Вот подробное описание:</text:p>
      <text:p text:style-name="P7"/>
      <text:p text:style-name="P7">### Описание:</text:p>
      <text:p text:style-name="P7">- **Орган/Часть тела**: Нога.</text:p>
      <text:p text:style-name="P7">- **Улучшения**:</text:p>
      <text:p text:style-name="P7"><text:soft-page-break/><text:s text:c="2"/>- **Функциональность**: Вероятно, улучшает подвижность, силу и выносливость.</text:p>
      <text:p text:style-name="P7"><text:s text:c="2"/>- **Сенсорные возможности**: Может включать встроенные сенсоры для улучшенного восприятия окружающей среды.</text:p>
      <text:p text:style-name="P7"><text:s text:c="2"/>- **Интеграция с технологиями**: Возможно, поддерживает интеграцию с другими кибернетическими системами или устройствами.</text:p>
      <text:p text:style-name="P7">- **Размеры**: Виртуальные, так как изображение является художественным, но предполагается, что имплант интегрирован в стандартные размеры человеческой ноги.</text:p>
      <text:p text:style-name="P7">- **Версия**: На изображении нет конкретной информации о версии, но можно предположить, что это передовая модель с множеством технологических улучшений.</text:p>
      <text:p text:style-name="P7"/>
      <text:p text:style-name="P7">### Характеристики:</text:p>
      <text:p text:style-name="P7">- **Цветовая гамма**: Используются неоновые оттенки синего и оранжевого, подчеркивающие футуристический дизайн.</text:p>
      <text:p text:style-name="P7">- **Технологические элементы**: На изображении видны цифровые схемы и линии, символизирующие интеграцию технологий в биологическую структуру.</text:p>
      <text:p text:style-name="P7">- **Фон**: Темный фон, который подчеркивает яркость и сложность импланта.</text:p>
      <text:p text:style-name="P7"/>
      <text:p text:style-name="P7">### Название объекта:</text:p>
      <text:p text:style-name="P7">Этот объект можно назвать **"Кибер-Нога"**.</text:p>
      <text:p text:style-name="P7"/>
      <text:p text:style-name="P7">### Название модели:</text:p>
      <text:p text:style-name="P7">Модель можно назвать **"CyberStride Nexus"**, подчеркивая ее передовые технологии и возможности для улучшения подвижности.</text:p>
      <text:p text:style-name="P7">-------</text:p>
      <text:p text:style-name="P7">На изображении представлен футуристический кибер-имплант, который выглядит как улучшенная кибернетическая нога с технологическими элементами. Вот подробное описание:</text:p>
      <text:p text:style-name="P7"/>
      <text:p text:style-name="P7">### Описание:</text:p>
      <text:p text:style-name="P7">- **Орган/Часть тела**: Нога.</text:p>
      <text:p text:style-name="P7">- **Улучшения**:</text:p>
      <text:p text:style-name="P7"><text:s text:c="2"/>- **Функциональность**: Вероятно, улучшает подвижность, силу и выносливость.</text:p>
      <text:p text:style-name="P7"><text:s text:c="2"/>- **Сенсорные возможности**: Может включать встроенные сенсоры для улучшенного восприятия окружающей среды.</text:p>
      <text:p text:style-name="P7"><text:s text:c="2"/>- **Интеграция с технологиями**: Возможно, поддерживает интеграцию с другими кибернетическими системами или устройствами.</text:p>
      <text:p text:style-name="P7"><text:s text:c="2"/>- **Энергетическая эффективность**: Возможно, использует передовые технологии для оптимизации энергопотребления.</text:p>
      <text:p text:style-name="P7">- **Размеры**: Виртуальные, так как изображение является художественным, но предполагается, что имплант интегрирован в стандартные размеры человеческой ноги.</text:p>
      <text:p text:style-name="P7">- **Версия**: На изображении нет конкретной информации о версии, но можно предположить, что это передовая модель с множеством технологических улучшений.</text:p>
      <text:p text:style-name="P7"/>
      <text:p text:style-name="P7">### Характеристики:</text:p>
      <text:p text:style-name="P7">- **Цветовая гамма**: Используются неоновые оттенки синего, фиолетового и оранжевого, подчеркивающие футуристический дизайн.</text:p>
      <text:p text:style-name="P7">- **Технологические элементы**: На изображении видны цифровые схемы и линии, символизирующие интеграцию технологий в биологическую структуру.</text:p>
      <text:p text:style-name="P7">- **Фон**: Темный фон, который подчеркивает яркость и сложность импланта.</text:p>
      <text:p text:style-name="P7"/>
      <text:p text:style-name="P7">### Название объекта:</text:p>
      <text:p text:style-name="P7">Этот объект можно назвать **"Кибер-Нога"**.</text:p>
      <text:p text:style-name="P7"><text:soft-page-break/></text:p>
      <text:p text:style-name="P7">### Название модели:</text:p>
      <text:p text:style-name="P7">Модель можно назвать **"NeuroStep Alpha"**, подчеркивая ее передовые технологии и возможности для улучшения подвижности и интеграции с нейросетями.</text:p>
      <text:p text:style-name="P7">-------</text:p>
      <text:p text:style-name="P7">На изображении представлен футуристический кибер-имплант, который выглядит как улучшенная кибернетическая рука с технологическими элементами. Вот подробное описание:</text:p>
      <text:p text:style-name="P7"/>
      <text:p text:style-name="P7">### Описание:</text:p>
      <text:p text:style-name="P7">- **Орган/Часть тела**: Рука.</text:p>
      <text:p text:style-name="P7">- **Улучшения**:</text:p>
      <text:p text:style-name="P7"><text:s text:c="2"/>- **Функциональность**: Вероятно, улучшает силу хвата, точность движений и выносливость.</text:p>
      <text:p text:style-name="P7"><text:s text:c="2"/>- **Сенсорные возможности**: Может включать встроенные сенсоры для улучшенного тактильного восприятия.</text:p>
      <text:p text:style-name="P7"><text:s text:c="2"/>- **Интеграция с технологиями**: Возможно, поддерживает интеграцию с другими кибернетическими системами или устройствами.</text:p>
      <text:p text:style-name="P7"><text:s text:c="2"/>- **Энергетическая эффективность**: Возможно, использует передовые технологии для оптимизации энергопотребления.</text:p>
      <text:p text:style-name="P7">- **Размеры**: Виртуальные, так как изображение является художественным, но предполагается, что имплант интегрирован в стандартные размеры человеческой руки.</text:p>
      <text:p text:style-name="P7">- **Версия**: На изображении нет конкретной информации о версии, но можно предположить, что это передовая модель с множеством технологических улучшений.</text:p>
      <text:p text:style-name="P7"/>
      <text:p text:style-name="P7">### Характеристики:</text:p>
      <text:p text:style-name="P7">- **Цветовая гамма**: Используются неоновые оттенки синего и фиолетового, подчеркивающие футуристический дизайн.</text:p>
      <text:p text:style-name="P7">- **Технологические элементы**: На изображении видны цифровые схемы и линии, символизирующие интеграцию технологий в биологическую структуру.</text:p>
      <text:p text:style-name="P7">- **Фон**: Темный фон, который подчеркивает яркость и сложность импланта.</text:p>
      <text:p text:style-name="P7"/>
      <text:p text:style-name="P7">### Название объекта:</text:p>
      <text:p text:style-name="P7">Этот объект можно назвать **"Кибер-Рука"**.</text:p>
      <text:p text:style-name="P7"/>
      <text:p text:style-name="P7">### Название модели:</text:p>
      <text:p text:style-name="P7">Модель можно назвать **"CyberGrip Elite"**, подчеркивая ее передовые технологии и возможности для улучшения функциональности руки.</text:p>
      <text:p text:style-name="P7">------</text:p>
      <text:p text:style-name="P7">На изображении представлен футуристический кибер-имплант, который выглядит как улучшенная кибернетическая рука с технологическими элементами. Вот подробное описание:</text:p>
      <text:p text:style-name="P7"/>
      <text:p text:style-name="P7">### Описание:</text:p>
      <text:p text:style-name="P7">- **Орган/Часть тела**: Рука.</text:p>
      <text:p text:style-name="P7">- **Улучшения**:</text:p>
      <text:p text:style-name="P7"><text:s text:c="2"/>- **Функциональность**: Вероятно, улучшает силу хвата, точность движений и выносливость.</text:p>
      <text:p text:style-name="P7"><text:s text:c="2"/>- **Сенсорные возможности**: Может включать встроенные сенсоры для улучшенного тактильного восприятия.</text:p>
      <text:p text:style-name="P7"><text:s text:c="2"/>- **Интеграция с технологиями**: Возможно, поддерживает интеграцию с другими кибернетическими системами или устройствами.</text:p>
      <text:p text:style-name="P7"><text:soft-page-break/><text:s text:c="2"/>- **Энергетическая эффективность**: Возможно, использует передовые технологии для оптимизации энергопотребления.</text:p>
      <text:p text:style-name="P7">- **Размеры**: Виртуальные, так как изображение является художественным, но предполагается, что имплант интегрирован в стандартные размеры человеческой руки.</text:p>
      <text:p text:style-name="P7">- **Версия**: На изображении нет конкретной информации о версии, но можно предположить, что это передовая модель с множеством технологических улучшений.</text:p>
      <text:p text:style-name="P7"/>
      <text:p text:style-name="P7">### Характеристики:</text:p>
      <text:p text:style-name="P7">- **Цветовая гамма**: Используются неоновые оттенки синего, зеленого и фиолетового, подчеркивающие футуристический дизайн.</text:p>
      <text:p text:style-name="P7">- **Технологические элементы**: На изображении видны цифровые схемы и линии, символизирующие интеграцию технологий в биологическую структуру.</text:p>
      <text:p text:style-name="P7">- **Фон**: Темный фон, который подчеркивает яркость и сложность импланта.</text:p>
      <text:p text:style-name="P7"/>
      <text:p text:style-name="P7">### Название объекта:</text:p>
      <text:p text:style-name="P7">Этот объект можно назвать **"Кибер-Рука"**.</text:p>
      <text:p text:style-name="P7"/>
      <text:p text:style-name="P7">### Название модели:</text:p>
      <text:p text:style-name="P7">Модель можно назвать **"NeonHand Pro"**, подчеркивая ее передовые технологии и возможности для улучшения функциональности руки.</text:p>
      <text:p text:style-name="P7">------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04:03:55.651722723</meta:creation-date>
    <dc:date>2025-03-24T06:44:43.178036306</dc:date>
    <meta:editing-duration>PT1H42M10S</meta:editing-duration>
    <meta:editing-cycles>7</meta:editing-cycles>
    <meta:generator>LibreOffice/7.5.1.2$MacOSX_X86_64 LibreOffice_project/fcbaee479e84c6cd81291587d2ee68cba099e129</meta:generator>
    <meta:document-statistic meta:table-count="0" meta:image-count="0" meta:object-count="0" meta:page-count="8" meta:paragraph-count="215" meta:word-count="2133" meta:character-count="17447" meta:non-whitespace-character-count="15482"/>
  </office:meta>
</office:document-meta>
</file>